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36in"/>
    </style:style>
    <style:style style:name="co2" style:family="table-column">
      <style:table-column-properties fo:break-before="auto" style:column-width="1.861in"/>
    </style:style>
    <style:style style:name="co3" style:family="table-column">
      <style:table-column-properties fo:break-before="auto" style:column-width="1.8827in"/>
    </style:style>
    <style:style style:name="co4" style:family="table-column">
      <style:table-column-properties fo:break-before="auto" style:column-width="1.85in"/>
    </style:style>
    <style:style style:name="co5" style:family="table-column">
      <style:table-column-properties fo:break-before="auto" style:column-width="1.8717in"/>
    </style:style>
    <style:style style:name="co6" style:family="table-column">
      <style:table-column-properties fo:break-before="auto" style:column-width="1.83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1in"/>
    </style:style>
    <style:style style:name="co9" style:family="table-column">
      <style:table-column-properties fo:break-before="auto" style:column-width="2.7752in"/>
    </style:style>
    <style:style style:name="co10" style:family="table-column">
      <style:table-column-properties fo:break-before="auto" style:column-width="2.7535in"/>
    </style:style>
    <style:style style:name="co11" style:family="table-column">
      <style:table-column-properties fo:break-before="auto" style:column-width="2.7425in"/>
    </style:style>
    <style:style style:name="co12" style:family="table-column">
      <style:table-column-properties fo:break-before="auto" style:column-width="2.7646in"/>
    </style:style>
    <style:style style:name="co13" style:family="table-column">
      <style:table-column-properties fo:break-before="auto" style:column-width="2.7319in"/>
    </style:style>
    <style:style style:name="co14" style:family="table-column">
      <style:table-column-properties fo:break-before="auto" style:column-width="2.7209in"/>
    </style:style>
    <style:style style:name="co15" style:family="table-column">
      <style:table-column-properties fo:break-before="auto" style:column-width="1.4256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rear torneo - Escenario tipic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>
            <text:p>CP-01</text:p>
          </table:table-cell>
          <table:table-cell office:value-type="string">
            <text:p>Creacion tipica de un torneo, con invitacion de participantes y calendarizacion exitosas.</text:p>
          </table:table-cell>
          <table:table-cell table:number-columns-repeated="7"/>
        </table:table-row>
        <table:table-row table:style-name="ro1">
          <table:table-cell office:value-type="string">
            <text:p>Defectos encontrados</text:p>
          </table:table-cell>
          <table:table-cell table:number-columns-repeated="8"/>
        </table:table-row>
        <table:table-row table:style-name="ro1">
          <table:table-cell office:value-type="string">
            <text:p>Resultados obtenidos</text:p>
          </table:table-cell>
          <table:table-cell table:number-columns-repeated="8"/>
        </table:table-row>
        <table:table-row table:style-name="ro1">
          <table:table-cell office:value-type="string">
            <text:p>Resultados esperados</text:p>
          </table:table-cell>
          <table:table-cell table:number-columns-repeated="8" office:value-type="string">
            <text:p>Se genera un torneo, con todos los datos necesarios para su inicio, con calendarizacion establecida. Y se almacenan sus datos en la BD, se brinda un id de torneo para uso futuro</text:p>
          </table:table-cell>
        </table:table-row>
        <table:table-row table:style-name="ro1">
          <table:table-cell office:value-type="string">
            <text:p>Nombre del torneo</text:p>
          </table:table-cell>
          <table:table-cell table:number-columns-repeated="8" office:value-type="string">
            <text:p>"X" nombre de equipo</text:p>
          </table:table-cell>
        </table:table-row>
        <table:table-row table:style-name="ro1">
          <table:table-cell office:value-type="string">
            <text:p>Tipo del torneo</text:p>
          </table:table-cell>
          <table:table-cell table:number-columns-repeated="4" office:value-type="string">
            <text:p>"Llaves"</text:p>
          </table:table-cell>
          <table:table-cell table:number-columns-repeated="4" office:value-type="string">
            <text:p>"Grupos"</text:p>
          </table:table-cell>
        </table:table-row>
        <table:table-row table:style-name="ro1">
          <table:table-cell office:value-type="string">
            <text:p>Tipo de equipo</text:p>
          </table:table-cell>
          <table:table-cell office:value-type="string">
            <text:p>"Individual"</text:p>
          </table:table-cell>
          <table:table-cell office:value-type="string">
            <text:p>"Multijugador"</text:p>
          </table:table-cell>
          <table:table-cell office:value-type="string">
            <text:p>"Individual"</text:p>
          </table:table-cell>
          <table:table-cell office:value-type="string">
            <text:p>"Multijugador"</text:p>
          </table:table-cell>
          <table:table-cell office:value-type="string">
            <text:p>"Individual"</text:p>
          </table:table-cell>
          <table:table-cell office:value-type="string">
            <text:p>"Multijugador"</text:p>
          </table:table-cell>
          <table:table-cell office:value-type="string">
            <text:p>"Individual"</text:p>
          </table:table-cell>
          <table:table-cell office:value-type="string">
            <text:p>"Multijugador"</text:p>
          </table:table-cell>
        </table:table-row>
        <table:table-row table:style-name="ro1">
          <table:table-cell office:value-type="string">
            <text:p>Numero de jugadores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string">
            <text:p>Invitar amigos</text:p>
          </table:table-cell>
          <table:table-cell table:number-columns-repeated="8" office:value-type="string">
            <text:p>"Invitar amigos"</text:p>
          </table:table-cell>
        </table:table-row>
        <table:table-row table:style-name="ro1">
          <table:table-cell office:value-type="string">
            <text:p>Calendarizar</text:p>
          </table:table-cell>
          <table:table-cell table:number-columns-repeated="8" office:value-type="string">
            <text:p>"Ir a calendarizacion"</text:p>
          </table:table-cell>
        </table:table-row>
        <table:table-row table:style-name="ro1">
          <table:table-cell office:value-type="string">
            <text:p>Iniciar torneo</text:p>
          </table:table-cell>
          <table:table-cell table:number-columns-repeated="8" office:value-type="string">
            <text:p>“Torneo Listo!” → “Finalizar”.</text:p>
          </table:table-cell>
        </table:table-row>
      </table:table>
      <table:table table:name="Crear torneo - Escenario excepcional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CP-01</text:p>
          </table:table-cell>
          <table:table-cell office:value-type="string">
            <text:p>Creacion de un torneo, donde los participantes son insuficientes</text:p>
          </table:table-cell>
          <table:table-cell table:number-columns-repeated="8"/>
        </table:table-row>
        <table:table-row table:style-name="ro1">
          <table:table-cell office:value-type="string">
            <text:p>Defectos encontrados</text:p>
          </table:table-cell>
          <table:table-cell table:number-columns-repeated="9"/>
        </table:table-row>
        <table:table-row table:style-name="ro1">
          <table:table-cell office:value-type="string">
            <text:p>Resultados obtenidos</text:p>
          </table:table-cell>
          <table:table-cell table:number-columns-repeated="9"/>
        </table:table-row>
        <table:table-row table:style-name="ro1">
          <table:table-cell office:value-type="string">
            <text:p>Resultados esperados</text:p>
          </table:table-cell>
          <table:table-cell table:number-columns-repeated="8" office:value-type="string">
            <text:p>Se genera un torneo, con algunos jugadores de la AI auto asignados, con calendarizacion establecida. Y se almacenan sus datos en la BD, se brinda un id de torneo para uso futuro</text:p>
          </table:table-cell>
          <table:table-cell/>
        </table:table-row>
        <table:table-row table:style-name="ro1">
          <table:table-cell office:value-type="string">
            <text:p>Nombre del torneo</text:p>
          </table:table-cell>
          <table:table-cell table:number-columns-repeated="8" office:value-type="string">
            <text:p>"X" nombre de equipo</text:p>
          </table:table-cell>
          <table:table-cell/>
        </table:table-row>
        <table:table-row table:style-name="ro1">
          <table:table-cell office:value-type="string">
            <text:p>Tipo del torneo</text:p>
          </table:table-cell>
          <table:table-cell table:number-columns-repeated="4" office:value-type="string">
            <text:p>"Llaves"</text:p>
          </table:table-cell>
          <table:table-cell table:number-columns-repeated="4" office:value-type="string">
            <text:p>"Grupos"</text:p>
          </table:table-cell>
          <table:table-cell/>
        </table:table-row>
        <table:table-row table:style-name="ro1">
          <table:table-cell office:value-type="string">
            <text:p>Tipo de equipo</text:p>
          </table:table-cell>
          <table:table-cell office:value-type="string">
            <text:p>"Individual"</text:p>
          </table:table-cell>
          <table:table-cell office:value-type="string">
            <text:p>"Multijugador"</text:p>
          </table:table-cell>
          <table:table-cell office:value-type="string">
            <text:p>"Individual"</text:p>
          </table:table-cell>
          <table:table-cell office:value-type="string">
            <text:p>"Multijugador"</text:p>
          </table:table-cell>
          <table:table-cell office:value-type="string">
            <text:p>"Individual"</text:p>
          </table:table-cell>
          <table:table-cell office:value-type="string">
            <text:p>"Multijugador"</text:p>
          </table:table-cell>
          <table:table-cell office:value-type="string">
            <text:p>"Individual"</text:p>
          </table:table-cell>
          <table:table-cell office:value-type="string">
            <text:p>"Multijugador"</text:p>
          </table:table-cell>
          <table:table-cell/>
        </table:table-row>
        <table:table-row table:style-name="ro1">
          <table:table-cell office:value-type="string">
            <text:p>Numero de jugadores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Invitar amigos</text:p>
          </table:table-cell>
          <table:table-cell table:number-columns-repeated="8" office:value-type="string">
            <text:p>"Invitar amigos", insuficientes</text:p>
          </table:table-cell>
          <table:table-cell/>
        </table:table-row>
        <table:table-row table:style-name="ro1">
          <table:table-cell office:value-type="string">
            <text:p>Amigos insuficientes</text:p>
          </table:table-cell>
          <table:table-cell table:number-columns-repeated="8" office:value-type="string">
            <text:p>"Participantes insuficientes"-&gt; "Continuar"</text:p>
          </table:table-cell>
          <table:table-cell/>
        </table:table-row>
        <table:table-row table:style-name="ro1">
          <table:table-cell office:value-type="string">
            <text:p>Calendarizar</text:p>
          </table:table-cell>
          <table:table-cell table:number-columns-repeated="8" office:value-type="string">
            <text:p>"Ir a calendarizacion", exitosa</text:p>
          </table:table-cell>
          <table:table-cell/>
        </table:table-row>
        <table:table-row table:style-name="ro1">
          <table:table-cell office:value-type="string">
            <text:p>Iniciar torneo</text:p>
          </table:table-cell>
          <table:table-cell table:number-columns-repeated="8" office:value-type="string">
            <text:p>“Torneo Listo!” → “Finalizar”.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P-02</text:p>
          </table:table-cell>
          <table:table-cell office:value-type="string">
            <text:p>Creacion de un torneo, donde la calendarizacion no es correcta la primera vez, sin embargo es corregida</text:p>
          </table:table-cell>
          <table:table-cell table:number-columns-repeated="8"/>
        </table:table-row>
        <table:table-row table:style-name="ro1">
          <table:table-cell office:value-type="string">
            <text:p>Defectos encontrados</text:p>
          </table:table-cell>
          <table:table-cell table:number-columns-repeated="9"/>
        </table:table-row>
        <table:table-row table:style-name="ro1">
          <table:table-cell office:value-type="string">
            <text:p>Resultados obtenidos</text:p>
          </table:table-cell>
          <table:table-cell table:number-columns-repeated="9"/>
        </table:table-row>
        <table:table-row table:style-name="ro1">
          <table:table-cell office:value-type="string">
            <text:p>Resultados esperados</text:p>
          </table:table-cell>
          <table:table-cell table:number-columns-repeated="8" office:value-type="string">
            <text:p>Se genera un torneo, con algunos jugadores de la AI auto asignados, con calendarizacion establecida a la segunda vez. Y se almacenan sus datos en la BD, se brinda un id de torneo para uso futuro</text:p>
          </table:table-cell>
          <table:table-cell/>
        </table:table-row>
        <table:table-row table:style-name="ro1">
          <table:table-cell office:value-type="string">
            <text:p>Nombre del torneo</text:p>
          </table:table-cell>
          <table:table-cell table:number-columns-repeated="8" office:value-type="string">
            <text:p>"X" nombre de equipo</text:p>
          </table:table-cell>
          <table:table-cell/>
        </table:table-row>
        <table:table-row table:style-name="ro1">
          <table:table-cell office:value-type="string">
            <text:p>Tipo del torneo</text:p>
          </table:table-cell>
          <table:table-cell table:number-columns-repeated="4" office:value-type="string">
            <text:p>"Llaves"</text:p>
          </table:table-cell>
          <table:table-cell table:number-columns-repeated="4" office:value-type="string">
            <text:p>"Grupos"</text:p>
          </table:table-cell>
          <table:table-cell/>
        </table:table-row>
        <table:table-row table:style-name="ro1">
          <table:table-cell office:value-type="string">
            <text:p>Tipo de equipo</text:p>
          </table:table-cell>
          <table:table-cell office:value-type="string">
            <text:p>"Individual"</text:p>
          </table:table-cell>
          <table:table-cell office:value-type="string">
            <text:p>"Multijugador"</text:p>
          </table:table-cell>
          <table:table-cell office:value-type="string">
            <text:p>"Individual"</text:p>
          </table:table-cell>
          <table:table-cell office:value-type="string">
            <text:p>"Multijugador"</text:p>
          </table:table-cell>
          <table:table-cell office:value-type="string">
            <text:p>"Individual"</text:p>
          </table:table-cell>
          <table:table-cell office:value-type="string">
            <text:p>"Multijugador"</text:p>
          </table:table-cell>
          <table:table-cell office:value-type="string">
            <text:p>"Individual"</text:p>
          </table:table-cell>
          <table:table-cell office:value-type="string">
            <text:p>"Multijugador"</text:p>
          </table:table-cell>
          <table:table-cell/>
        </table:table-row>
        <table:table-row table:style-name="ro1">
          <table:table-cell office:value-type="string">
            <text:p>Numero de jugadores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Invitar amigos</text:p>
          </table:table-cell>
          <table:table-cell table:number-columns-repeated="8" office:value-type="string">
            <text:p>"Invitar amigos", insuficientes</text:p>
          </table:table-cell>
          <table:table-cell/>
        </table:table-row>
        <table:table-row table:style-name="ro1">
          <table:table-cell office:value-type="string">
            <text:p>Amigos insuficientes</text:p>
          </table:table-cell>
          <table:table-cell table:number-columns-repeated="8" office:value-type="string">
            <text:p>"Participantes insuficientes"-&gt; "Continuar"</text:p>
          </table:table-cell>
          <table:table-cell/>
        </table:table-row>
        <table:table-row table:style-name="ro1">
          <table:table-cell office:value-type="string">
            <text:p>Calendarizar</text:p>
          </table:table-cell>
          <table:table-cell table:number-columns-repeated="8" office:value-type="string">
            <text:p>"Ir a calendarizacion", no exitosa</text:p>
          </table:table-cell>
          <table:table-cell/>
        </table:table-row>
        <table:table-row table:style-name="ro1">
          <table:table-cell office:value-type="string">
            <text:p>Iniciar torneo</text:p>
          </table:table-cell>
          <table:table-cell table:number-columns-repeated="8" office:value-type="string">
            <text:p>"Iniciar torneo"</text:p>
          </table:table-cell>
          <table:table-cell/>
        </table:table-row>
        <table:table-row table:style-name="ro1">
          <table:table-cell office:value-type="string">
            <text:p>Calendarizacion incomp.</text:p>
          </table:table-cell>
          <table:table-cell table:number-columns-repeated="8" office:value-type="string">
            <text:p>“Calendarizacion incompleta” →“Volver”.</text:p>
          </table:table-cell>
          <table:table-cell/>
        </table:table-row>
        <table:table-row table:style-name="ro1">
          <table:table-cell office:value-type="string">
            <text:p>Segundo calendarizar</text:p>
          </table:table-cell>
          <table:table-cell table:number-columns-repeated="8" office:value-type="string">
            <text:p>"Ir a calendarizacion", exitosa</text:p>
          </table:table-cell>
          <table:table-cell/>
        </table:table-row>
        <table:table-row table:style-name="ro1">
          <table:table-cell office:value-type="string">
            <text:p>Iniciar torneo</text:p>
          </table:table-cell>
          <table:table-cell table:number-columns-repeated="8" office:value-type="string">
            <text:p>“Torneo Listo!” → “Finalizar”.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P-03</text:p>
          </table:table-cell>
          <table:table-cell office:value-type="string">
            <text:p>Fallo en la creacion de un torneo, donde la calendarizacion no es correcta.</text:p>
          </table:table-cell>
          <table:table-cell table:number-columns-repeated="8"/>
        </table:table-row>
        <table:table-row table:style-name="ro1">
          <table:table-cell office:value-type="string">
            <text:p>Defectos encontrados</text:p>
          </table:table-cell>
          <table:table-cell table:number-columns-repeated="9"/>
        </table:table-row>
        <table:table-row table:style-name="ro1">
          <table:table-cell office:value-type="string">
            <text:p>Resultados obtenidos</text:p>
          </table:table-cell>
          <table:table-cell table:number-columns-repeated="9"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No se logra crear el torneo por una calendarizacion incorrecta. Se vuelve a la pantalla de portada.</text:p>
          </table:table-cell>
          <table:table-cell table:number-columns-repeated="8"/>
        </table:table-row>
        <table:table-row table:style-name="ro1">
          <table:table-cell office:value-type="string">
            <text:p>Nombre del torneo</text:p>
          </table:table-cell>
          <table:table-cell office:value-type="string">
            <text:p>"X" nombre de equipo, no determinante</text:p>
          </table:table-cell>
          <table:table-cell table:number-columns-repeated="8"/>
        </table:table-row>
        <table:table-row table:style-name="ro1">
          <table:table-cell office:value-type="string">
            <text:p>Tipo del torneo</text:p>
          </table:table-cell>
          <table:table-cell office:value-type="string">
            <text:p>"X" tipo de torneo, no determinante</text:p>
          </table:table-cell>
          <table:table-cell table:number-columns-repeated="8"/>
        </table:table-row>
        <table:table-row table:style-name="ro1">
          <table:table-cell office:value-type="string">
            <text:p>Tipo de equipo</text:p>
          </table:table-cell>
          <table:table-cell office:value-type="string">
            <text:p>"X" tipo de equipo, no determinante</text:p>
          </table:table-cell>
          <table:table-cell table:number-columns-repeated="8"/>
        </table:table-row>
        <table:table-row table:style-name="ro1">
          <table:table-cell office:value-type="string">
            <text:p>Numero de jugadores</text:p>
          </table:table-cell>
          <table:table-cell office:value-type="string">
            <text:p>"X" cantidad de jugadores, no determinante</text:p>
          </table:table-cell>
          <table:table-cell table:number-columns-repeated="8"/>
        </table:table-row>
        <table:table-row table:style-name="ro1">
          <table:table-cell office:value-type="string">
            <text:p>Invitar amigos</text:p>
          </table:table-cell>
          <table:table-cell office:value-type="string">
            <text:p>"Invitar amigos", insuficientes</text:p>
          </table:table-cell>
          <table:table-cell table:number-columns-repeated="8"/>
        </table:table-row>
        <table:table-row table:style-name="ro1">
          <table:table-cell office:value-type="string">
            <text:p>Amigos insuficientes</text:p>
          </table:table-cell>
          <table:table-cell office:value-type="string">
            <text:p>"Participantes insuficientes"-&gt; "Continuar"</text:p>
          </table:table-cell>
          <table:table-cell table:number-columns-repeated="8"/>
        </table:table-row>
        <table:table-row table:style-name="ro1">
          <table:table-cell office:value-type="string">
            <text:p>Calendarizar</text:p>
          </table:table-cell>
          <table:table-cell office:value-type="string">
            <text:p>"Ir a calendarizacion", no exitosa</text:p>
          </table:table-cell>
          <table:table-cell table:number-columns-repeated="8"/>
        </table:table-row>
        <table:table-row table:style-name="ro1">
          <table:table-cell office:value-type="string">
            <text:p>Iniciar torneo</text:p>
          </table:table-cell>
          <table:table-cell office:value-type="string">
            <text:p>"Iniciar torneo"</text:p>
          </table:table-cell>
          <table:table-cell table:number-columns-repeated="8"/>
        </table:table-row>
        <table:table-row table:style-name="ro1">
          <table:table-cell office:value-type="string">
            <text:p>Calendarizacion incomp.</text:p>
          </table:table-cell>
          <table:table-cell office:value-type="string">
            <text:p>“Calendarizacion incompleta” →“Finalizar”.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P-04</text:p>
          </table:table-cell>
          <table:table-cell office:value-type="string">
            <text:p>Creacion de un torneo, donde la invitacion de participantes no es completa la primera vez, sin embargo es corregida.</text:p>
          </table:table-cell>
          <table:table-cell table:number-columns-repeated="8"/>
        </table:table-row>
        <table:table-row table:style-name="ro1">
          <table:table-cell office:value-type="string">
            <text:p>Defectos encontrados</text:p>
          </table:table-cell>
          <table:table-cell table:number-columns-repeated="9"/>
        </table:table-row>
        <table:table-row table:style-name="ro1">
          <table:table-cell office:value-type="string">
            <text:p>Resultados obtenidos</text:p>
          </table:table-cell>
          <table:table-cell table:number-columns-repeated="9"/>
        </table:table-row>
        <table:table-row table:style-name="ro1">
          <table:table-cell office:value-type="string">
            <text:p>Resultados esperados</text:p>
          </table:table-cell>
          <table:table-cell table:number-columns-repeated="8" office:value-type="string">
            <text:p>Se genera un torneo, con sus participantes y con calendarizacion establecidos. Y se almacenan sus datos en la BD, se brinda un id de torneo para uso futuro</text:p>
          </table:table-cell>
          <table:table-cell/>
        </table:table-row>
        <table:table-row table:style-name="ro1">
          <table:table-cell office:value-type="string">
            <text:p>Nombre del torneo</text:p>
          </table:table-cell>
          <table:table-cell table:number-columns-repeated="8" office:value-type="string">
            <text:p>"X" nombre de equipo</text:p>
          </table:table-cell>
          <table:table-cell/>
        </table:table-row>
        <table:table-row table:style-name="ro1">
          <table:table-cell office:value-type="string">
            <text:p>Tipo del torneo</text:p>
          </table:table-cell>
          <table:table-cell table:number-columns-repeated="4" office:value-type="string">
            <text:p>"Llaves"</text:p>
          </table:table-cell>
          <table:table-cell table:number-columns-repeated="4" office:value-type="string">
            <text:p>"Grupos"</text:p>
          </table:table-cell>
          <table:table-cell/>
        </table:table-row>
        <table:table-row table:style-name="ro1">
          <table:table-cell office:value-type="string">
            <text:p>Tipo de equipo</text:p>
          </table:table-cell>
          <table:table-cell office:value-type="string">
            <text:p>"Individual"</text:p>
          </table:table-cell>
          <table:table-cell office:value-type="string">
            <text:p>"Multijugador"</text:p>
          </table:table-cell>
          <table:table-cell office:value-type="string">
            <text:p>"Individual"</text:p>
          </table:table-cell>
          <table:table-cell office:value-type="string">
            <text:p>"Multijugador"</text:p>
          </table:table-cell>
          <table:table-cell office:value-type="string">
            <text:p>"Individual"</text:p>
          </table:table-cell>
          <table:table-cell office:value-type="string">
            <text:p>"Multijugador"</text:p>
          </table:table-cell>
          <table:table-cell office:value-type="string">
            <text:p>"Individual"</text:p>
          </table:table-cell>
          <table:table-cell office:value-type="string">
            <text:p>"Multijugador"</text:p>
          </table:table-cell>
          <table:table-cell/>
        </table:table-row>
        <table:table-row table:style-name="ro1">
          <table:table-cell office:value-type="string">
            <text:p>Numero de jugadores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Invitar amigos</text:p>
          </table:table-cell>
          <table:table-cell table:number-columns-repeated="8" office:value-type="string">
            <text:p>"Invitar amigos", insuficientes</text:p>
          </table:table-cell>
          <table:table-cell/>
        </table:table-row>
        <table:table-row table:style-name="ro1">
          <table:table-cell office:value-type="string">
            <text:p>Amigos insuficientes</text:p>
          </table:table-cell>
          <table:table-cell office:value-type="string">
            <text:p>"Participantes insuficientes"-&gt; "Volver"</text:p>
          </table:table-cell>
          <table:table-cell table:number-columns-repeated="7" office:value-type="string">
            <text:p>"Participantes insuficientes"-&gt; "Continuar"</text:p>
          </table:table-cell>
          <table:table-cell/>
        </table:table-row>
        <table:table-row table:style-name="ro1">
          <table:table-cell office:value-type="string">
            <text:p>Segundo invitar amigos</text:p>
          </table:table-cell>
          <table:table-cell table:number-columns-repeated="8" office:value-type="string">
            <text:p>"Invitar amigos", completos</text:p>
          </table:table-cell>
          <table:table-cell/>
        </table:table-row>
        <table:table-row table:style-name="ro1">
          <table:table-cell office:value-type="string">
            <text:p>Calendarizar</text:p>
          </table:table-cell>
          <table:table-cell table:number-columns-repeated="8" office:value-type="string">
            <text:p>"Ir a calendarizacion", exitosa</text:p>
          </table:table-cell>
          <table:table-cell/>
        </table:table-row>
        <table:table-row table:style-name="ro1">
          <table:table-cell office:value-type="string">
            <text:p>Iniciar torneo</text:p>
          </table:table-cell>
          <table:table-cell table:number-columns-repeated="8" office:value-type="string">
            <text:p>“Torneo Listo!” → “Finalizar”.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P-05</text:p>
          </table:table-cell>
          <table:table-cell office:value-type="string">
            <text:p>Creacion de un torneo, donde la invitacion de participantes no es completa la primera vez, al igual que la calendarizacion, sin embargo son corregidas.</text:p>
          </table:table-cell>
          <table:table-cell table:number-columns-repeated="8"/>
        </table:table-row>
        <table:table-row table:style-name="ro1">
          <table:table-cell office:value-type="string">
            <text:p>Defectos encontrados</text:p>
          </table:table-cell>
          <table:table-cell table:number-columns-repeated="9"/>
        </table:table-row>
        <table:table-row table:style-name="ro1">
          <table:table-cell office:value-type="string">
            <text:p>Resultados obtenidos</text:p>
          </table:table-cell>
          <table:table-cell table:number-columns-repeated="9"/>
        </table:table-row>
        <table:table-row table:style-name="ro1">
          <table:table-cell office:value-type="string">
            <text:p>Resultados esperados</text:p>
          </table:table-cell>
          <table:table-cell table:number-columns-repeated="8" office:value-type="string">
            <text:p>Se genera un torneo, con sus participantes y con calendarizacion establecidos. Y se almacenan sus datos en la BD, se brinda un id de torneo para uso futuro</text:p>
          </table:table-cell>
          <table:table-cell/>
        </table:table-row>
        <table:table-row table:style-name="ro1">
          <table:table-cell office:value-type="string">
            <text:p>Nombre del torneo</text:p>
          </table:table-cell>
          <table:table-cell table:number-columns-repeated="8" office:value-type="string">
            <text:p>"X" nombre de equipo</text:p>
          </table:table-cell>
          <table:table-cell/>
        </table:table-row>
        <table:table-row table:style-name="ro1">
          <table:table-cell office:value-type="string">
            <text:p>Tipo del torneo</text:p>
          </table:table-cell>
          <table:table-cell table:number-columns-repeated="4" office:value-type="string">
            <text:p>"Llaves"</text:p>
          </table:table-cell>
          <table:table-cell table:number-columns-repeated="4" office:value-type="string">
            <text:p>"Grupos"</text:p>
          </table:table-cell>
          <table:table-cell/>
        </table:table-row>
        <table:table-row table:style-name="ro1">
          <table:table-cell office:value-type="string">
            <text:p>Tipo de equipo</text:p>
          </table:table-cell>
          <table:table-cell office:value-type="string">
            <text:p>"Individual"</text:p>
          </table:table-cell>
          <table:table-cell office:value-type="string">
            <text:p>"Multijugador"</text:p>
          </table:table-cell>
          <table:table-cell office:value-type="string">
            <text:p>"Individual"</text:p>
          </table:table-cell>
          <table:table-cell office:value-type="string">
            <text:p>"Multijugador"</text:p>
          </table:table-cell>
          <table:table-cell office:value-type="string">
            <text:p>"Individual"</text:p>
          </table:table-cell>
          <table:table-cell office:value-type="string">
            <text:p>"Multijugador"</text:p>
          </table:table-cell>
          <table:table-cell office:value-type="string">
            <text:p>"Individual"</text:p>
          </table:table-cell>
          <table:table-cell office:value-type="string">
            <text:p>"Multijugador"</text:p>
          </table:table-cell>
          <table:table-cell/>
        </table:table-row>
        <table:table-row table:style-name="ro1">
          <table:table-cell office:value-type="string">
            <text:p>Numero de jugadores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Invitar amigos</text:p>
          </table:table-cell>
          <table:table-cell table:number-columns-repeated="8" office:value-type="string">
            <text:p>"Invitar amigos", insuficientes</text:p>
          </table:table-cell>
          <table:table-cell/>
        </table:table-row>
        <table:table-row table:style-name="ro1">
          <table:table-cell office:value-type="string">
            <text:p>Amigos insuficientes</text:p>
          </table:table-cell>
          <table:table-cell office:value-type="string">
            <text:p>"Participantes insuficientes"-&gt; "Volver"</text:p>
          </table:table-cell>
          <table:table-cell table:number-columns-repeated="7" office:value-type="string">
            <text:p>"Participantes insuficientes"-&gt; "Continuar"</text:p>
          </table:table-cell>
          <table:table-cell/>
        </table:table-row>
        <table:table-row table:style-name="ro1">
          <table:table-cell office:value-type="string">
            <text:p>Segundo invitar amigos</text:p>
          </table:table-cell>
          <table:table-cell table:number-columns-repeated="8" office:value-type="string">
            <text:p>"Invitar amigos", completos</text:p>
          </table:table-cell>
          <table:table-cell/>
        </table:table-row>
        <table:table-row table:style-name="ro1">
          <table:table-cell office:value-type="string">
            <text:p>Calendarizar</text:p>
          </table:table-cell>
          <table:table-cell table:number-columns-repeated="8" office:value-type="string">
            <text:p>"Ir a calendarizacion", no exitosa</text:p>
          </table:table-cell>
          <table:table-cell/>
        </table:table-row>
        <table:table-row table:style-name="ro1">
          <table:table-cell office:value-type="string">
            <text:p>Iniciar torneo</text:p>
          </table:table-cell>
          <table:table-cell table:number-columns-repeated="8" office:value-type="string">
            <text:p>"Iniciar torneo"</text:p>
          </table:table-cell>
          <table:table-cell/>
        </table:table-row>
        <table:table-row table:style-name="ro1">
          <table:table-cell office:value-type="string">
            <text:p>Calendarizacion incomp.</text:p>
          </table:table-cell>
          <table:table-cell table:number-columns-repeated="8" office:value-type="string">
            <text:p>“Calendarizacion incompleta” →“Volver”.</text:p>
          </table:table-cell>
          <table:table-cell/>
        </table:table-row>
        <table:table-row table:style-name="ro1">
          <table:table-cell office:value-type="string">
            <text:p>Segundo calendarizar</text:p>
          </table:table-cell>
          <table:table-cell table:number-columns-repeated="8" office:value-type="string">
            <text:p>"Ir a calendarizacion", exitosa</text:p>
          </table:table-cell>
          <table:table-cell/>
        </table:table-row>
        <table:table-row table:style-name="ro1">
          <table:table-cell office:value-type="string">
            <text:p>Iniciar torneo</text:p>
          </table:table-cell>
          <table:table-cell table:number-columns-repeated="8" office:value-type="string">
            <text:p>“Torneo Listo!” → “Finalizar”.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P-06</text:p>
          </table:table-cell>
          <table:table-cell office:value-type="string">
            <text:p>Fallo en la creacion de un torneo, donde la calendarizacion no es correcta.</text:p>
          </table:table-cell>
          <table:table-cell table:number-columns-repeated="8"/>
        </table:table-row>
        <table:table-row table:style-name="ro1">
          <table:table-cell office:value-type="string">
            <text:p>Defectos encontrados</text:p>
          </table:table-cell>
          <table:table-cell table:number-columns-repeated="9"/>
        </table:table-row>
        <table:table-row table:style-name="ro1">
          <table:table-cell office:value-type="string">
            <text:p>Resultados obtenidos</text:p>
          </table:table-cell>
          <table:table-cell table:number-columns-repeated="9"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No se logra crear el torneo por una calendarizacion incorrecta. Se vuelve a la pantalla de portada.</text:p>
          </table:table-cell>
          <table:table-cell table:number-columns-repeated="8"/>
        </table:table-row>
        <table:table-row table:style-name="ro1">
          <table:table-cell office:value-type="string">
            <text:p>Nombre del torneo</text:p>
          </table:table-cell>
          <table:table-cell office:value-type="string">
            <text:p>"X" nombre de equipo, no determinante</text:p>
          </table:table-cell>
          <table:table-cell table:number-columns-repeated="8"/>
        </table:table-row>
        <table:table-row table:style-name="ro1">
          <table:table-cell office:value-type="string">
            <text:p>Tipo del torneo</text:p>
          </table:table-cell>
          <table:table-cell office:value-type="string">
            <text:p>"X" tipo de torneo, no determinante</text:p>
          </table:table-cell>
          <table:table-cell table:number-columns-repeated="8"/>
        </table:table-row>
        <table:table-row table:style-name="ro1">
          <table:table-cell office:value-type="string">
            <text:p>Tipo de equipo</text:p>
          </table:table-cell>
          <table:table-cell office:value-type="string">
            <text:p>"X" tipo de equipo, no determinante</text:p>
          </table:table-cell>
          <table:table-cell table:number-columns-repeated="8"/>
        </table:table-row>
        <table:table-row table:style-name="ro1">
          <table:table-cell office:value-type="string">
            <text:p>Numero de jugadores</text:p>
          </table:table-cell>
          <table:table-cell office:value-type="string">
            <text:p>"X" cantidad de jugadores, no determinante</text:p>
          </table:table-cell>
          <table:table-cell table:number-columns-repeated="8"/>
        </table:table-row>
        <table:table-row table:style-name="ro1">
          <table:table-cell office:value-type="string">
            <text:p>Invitar amigos</text:p>
          </table:table-cell>
          <table:table-cell office:value-type="string">
            <text:p>"Invitar amigos", insuficientes</text:p>
          </table:table-cell>
          <table:table-cell table:number-columns-repeated="8"/>
        </table:table-row>
        <table:table-row table:style-name="ro1">
          <table:table-cell office:value-type="string">
            <text:p>Amigos insuficientes</text:p>
          </table:table-cell>
          <table:table-cell office:value-type="string">
            <text:p>"Participantes insuficientes"-&gt; "Volver"</text:p>
          </table:table-cell>
          <table:table-cell table:number-columns-repeated="8"/>
        </table:table-row>
        <table:table-row table:style-name="ro1">
          <table:table-cell office:value-type="string">
            <text:p>Segundo invitar amigos</text:p>
          </table:table-cell>
          <table:table-cell office:value-type="string">
            <text:p>"Invitar amigos", completos</text:p>
          </table:table-cell>
          <table:table-cell table:number-columns-repeated="8"/>
        </table:table-row>
        <table:table-row table:style-name="ro1">
          <table:table-cell office:value-type="string">
            <text:p>Calendarizar</text:p>
          </table:table-cell>
          <table:table-cell office:value-type="string">
            <text:p>"Ir a calendarizacion", no exitosa</text:p>
          </table:table-cell>
          <table:table-cell table:number-columns-repeated="8"/>
        </table:table-row>
        <table:table-row table:style-name="ro1">
          <table:table-cell office:value-type="string">
            <text:p>Iniciar torneo</text:p>
          </table:table-cell>
          <table:table-cell office:value-type="string">
            <text:p>"Iniciar torneo"</text:p>
          </table:table-cell>
          <table:table-cell table:number-columns-repeated="8"/>
        </table:table-row>
        <table:table-row table:style-name="ro1">
          <table:table-cell office:value-type="string">
            <text:p>Calendarizacion incomp.</text:p>
          </table:table-cell>
          <table:table-cell office:value-type="string">
            <text:p>“Calendarizacion incompleta” →“Finalizar”.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P-07</text:p>
          </table:table-cell>
          <table:table-cell office:value-type="string">
            <text:p>Creacion tipica de un torneo, con invitacion de participantes exitosa y calendarizacion a la segunda vez exitosa.</text:p>
          </table:table-cell>
          <table:table-cell table:number-columns-repeated="8"/>
        </table:table-row>
        <table:table-row table:style-name="ro1">
          <table:table-cell office:value-type="string">
            <text:p>Defectos encontrados</text:p>
          </table:table-cell>
          <table:table-cell table:number-columns-repeated="9"/>
        </table:table-row>
        <table:table-row table:style-name="ro1">
          <table:table-cell office:value-type="string">
            <text:p>Resultados obtenidos</text:p>
          </table:table-cell>
          <table:table-cell table:number-columns-repeated="9"/>
        </table:table-row>
        <table:table-row table:style-name="ro1">
          <table:table-cell office:value-type="string">
            <text:p>Resultados esperados</text:p>
          </table:table-cell>
          <table:table-cell table:number-columns-repeated="8" office:value-type="string">
            <text:p>Se genera un torneo, con sus participantes y con calendarizacion establecidos. Y se almacenan sus datos en la BD, se brinda un id de torneo para uso futuro</text:p>
          </table:table-cell>
          <table:table-cell/>
        </table:table-row>
        <table:table-row table:style-name="ro1">
          <table:table-cell office:value-type="string">
            <text:p>Nombre del torneo</text:p>
          </table:table-cell>
          <table:table-cell table:number-columns-repeated="8" office:value-type="string">
            <text:p>"X" nombre de equipo</text:p>
          </table:table-cell>
          <table:table-cell/>
        </table:table-row>
        <table:table-row table:style-name="ro1">
          <table:table-cell office:value-type="string">
            <text:p>Tipo del torneo</text:p>
          </table:table-cell>
          <table:table-cell table:number-columns-repeated="4" office:value-type="string">
            <text:p>"Llaves"</text:p>
          </table:table-cell>
          <table:table-cell table:number-columns-repeated="4" office:value-type="string">
            <text:p>"Grupos"</text:p>
          </table:table-cell>
          <table:table-cell/>
        </table:table-row>
        <table:table-row table:style-name="ro1">
          <table:table-cell office:value-type="string">
            <text:p>Tipo de equipo</text:p>
          </table:table-cell>
          <table:table-cell office:value-type="string">
            <text:p>"Individual"</text:p>
          </table:table-cell>
          <table:table-cell office:value-type="string">
            <text:p>"Multijugador"</text:p>
          </table:table-cell>
          <table:table-cell office:value-type="string">
            <text:p>"Individual"</text:p>
          </table:table-cell>
          <table:table-cell office:value-type="string">
            <text:p>"Multijugador"</text:p>
          </table:table-cell>
          <table:table-cell office:value-type="string">
            <text:p>"Individual"</text:p>
          </table:table-cell>
          <table:table-cell office:value-type="string">
            <text:p>"Multijugador"</text:p>
          </table:table-cell>
          <table:table-cell office:value-type="string">
            <text:p>"Individual"</text:p>
          </table:table-cell>
          <table:table-cell office:value-type="string">
            <text:p>"Multijugador"</text:p>
          </table:table-cell>
          <table:table-cell/>
        </table:table-row>
        <table:table-row table:style-name="ro1">
          <table:table-cell office:value-type="string">
            <text:p>Numero de jugadores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Invitar amigos</text:p>
          </table:table-cell>
          <table:table-cell table:number-columns-repeated="8" office:value-type="string">
            <text:p>"Invitar amigos", completos</text:p>
          </table:table-cell>
          <table:table-cell/>
        </table:table-row>
        <table:table-row table:style-name="ro1">
          <table:table-cell office:value-type="string">
            <text:p>Calendarizar</text:p>
          </table:table-cell>
          <table:table-cell table:number-columns-repeated="8" office:value-type="string">
            <text:p>"Ir a calendarizacion", no completa</text:p>
          </table:table-cell>
          <table:table-cell/>
        </table:table-row>
        <table:table-row table:style-name="ro1">
          <table:table-cell office:value-type="string">
            <text:p>Iniciar torneo</text:p>
          </table:table-cell>
          <table:table-cell table:number-columns-repeated="8" office:value-type="string">
            <text:p>"Iniciar torneo"</text:p>
          </table:table-cell>
          <table:table-cell/>
        </table:table-row>
        <table:table-row table:style-name="ro1">
          <table:table-cell office:value-type="string">
            <text:p>Calendarizacion incomp.</text:p>
          </table:table-cell>
          <table:table-cell table:number-columns-repeated="8" office:value-type="string">
            <text:p>“Calendarizacion incompleta” →“Volver”.</text:p>
          </table:table-cell>
          <table:table-cell/>
        </table:table-row>
        <table:table-row table:style-name="ro1">
          <table:table-cell office:value-type="string">
            <text:p>Segundo calendarizar</text:p>
          </table:table-cell>
          <table:table-cell table:number-columns-repeated="8" office:value-type="string">
            <text:p>"Ir a calendarizacion", exitosa</text:p>
          </table:table-cell>
          <table:table-cell/>
        </table:table-row>
        <table:table-row table:style-name="ro1">
          <table:table-cell office:value-type="string">
            <text:p>Iniciar torneo</text:p>
          </table:table-cell>
          <table:table-cell table:number-columns-repeated="8" office:value-type="string">
            <text:p>“Torneo Listo!” → “Finalizar”.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P-08</text:p>
          </table:table-cell>
          <table:table-cell office:value-type="string">
            <text:p>Fallo en la creacion de un torneo, donde la calendarizacion no es correcta.</text:p>
          </table:table-cell>
          <table:table-cell table:number-columns-repeated="8"/>
        </table:table-row>
        <table:table-row table:style-name="ro1">
          <table:table-cell office:value-type="string">
            <text:p>Defectos encontrados</text:p>
          </table:table-cell>
          <table:table-cell table:number-columns-repeated="9"/>
        </table:table-row>
        <table:table-row table:style-name="ro1">
          <table:table-cell office:value-type="string">
            <text:p>Resultados obtenidos</text:p>
          </table:table-cell>
          <table:table-cell table:number-columns-repeated="9"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No se logra crear el torneo por una calendarizacion incorrecta. Se vuelve a la pantalla de portada.</text:p>
          </table:table-cell>
          <table:table-cell table:number-columns-repeated="8"/>
        </table:table-row>
        <table:table-row table:style-name="ro1">
          <table:table-cell office:value-type="string">
            <text:p>Nombre del torneo</text:p>
          </table:table-cell>
          <table:table-cell office:value-type="string">
            <text:p>"X" nombre de equipo, no determinante</text:p>
          </table:table-cell>
          <table:table-cell table:number-columns-repeated="8"/>
        </table:table-row>
        <table:table-row table:style-name="ro1">
          <table:table-cell office:value-type="string">
            <text:p>Tipo del torneo</text:p>
          </table:table-cell>
          <table:table-cell office:value-type="string">
            <text:p>"X" tipo de torneo, no determinante</text:p>
          </table:table-cell>
          <table:table-cell table:number-columns-repeated="8"/>
        </table:table-row>
        <table:table-row table:style-name="ro1">
          <table:table-cell office:value-type="string">
            <text:p>Tipo de equipo</text:p>
          </table:table-cell>
          <table:table-cell office:value-type="string">
            <text:p>"X" tipo de equipo, no determinante</text:p>
          </table:table-cell>
          <table:table-cell table:number-columns-repeated="8"/>
        </table:table-row>
        <table:table-row table:style-name="ro1">
          <table:table-cell office:value-type="string">
            <text:p>Numero de jugadores</text:p>
          </table:table-cell>
          <table:table-cell office:value-type="string">
            <text:p>"X" cantidad de jugadores, no determinante</text:p>
          </table:table-cell>
          <table:table-cell table:number-columns-repeated="8"/>
        </table:table-row>
        <table:table-row table:style-name="ro1">
          <table:table-cell office:value-type="string">
            <text:p>Invitar amigos</text:p>
          </table:table-cell>
          <table:table-cell office:value-type="string">
            <text:p>"Invitar amigos", completos</text:p>
          </table:table-cell>
          <table:table-cell table:number-columns-repeated="8"/>
        </table:table-row>
        <table:table-row table:style-name="ro1">
          <table:table-cell office:value-type="string">
            <text:p>Calendarizar</text:p>
          </table:table-cell>
          <table:table-cell office:value-type="string">
            <text:p>"Ir a calendarizacion", no exitosa</text:p>
          </table:table-cell>
          <table:table-cell table:number-columns-repeated="8"/>
        </table:table-row>
        <table:table-row table:style-name="ro1">
          <table:table-cell office:value-type="string">
            <text:p>Iniciar torneo</text:p>
          </table:table-cell>
          <table:table-cell office:value-type="string">
            <text:p>"Iniciar torneo"</text:p>
          </table:table-cell>
          <table:table-cell table:number-columns-repeated="8"/>
        </table:table-row>
        <table:table-row table:style-name="ro1">
          <table:table-cell office:value-type="string">
            <text:p>Calendarizacion incomp.</text:p>
          </table:table-cell>
          <table:table-cell office:value-type="string">
            <text:p>“Calendarizacion incompleta” →“Finalizar”.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6:12:26.31</meta:creation-date>
    <meta:editing-duration>PT3H25M44S</meta:editing-duration>
    <meta:editing-cycles>17</meta:editing-cycles>
    <meta:generator>LibreOffice/3.5$Windows_x86 LibreOffice_project/dc9775d-05ecbee-0851ad3-1586698-727bf66</meta:generator>
    <dc:date>2013-04-21T22:02:11.17</dc:date>
    <meta:document-statistic meta:table-count="2" meta:cell-count="663" meta:object-count="0"/>
    <meta:user-defined meta:name="Info 1"/>
    <meta:user-defined meta:name="Info 2"/>
    <meta:user-defined meta:name="Info 3"/>
    <meta:user-defined meta:name="Info 4"/>
  </office:meta>
</office:document-meta>
</file>